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text-underline-style="none" officeooo:rsid="000feecd" officeooo:paragraph-rsid="000feecd"/>
    </style:style>
    <style:style style:name="P3" style:family="paragraph" style:parent-style-name="Standard">
      <style:text-properties fo:font-size="11pt" style:text-underline-style="none" officeooo:rsid="000feecd" officeooo:paragraph-rsid="000feecd" style:font-size-asian="11pt" style:font-size-complex="11pt"/>
    </style:style>
    <style:style style:name="P4" style:family="paragraph" style:parent-style-name="Standard">
      <style:text-properties fo:font-size="11pt" style:text-underline-style="none" officeooo:rsid="0010fb78" officeooo:paragraph-rsid="0010fb78" style:font-size-asian="11pt" style:font-size-complex="11pt"/>
    </style:style>
    <style:style style:name="P5" style:family="paragraph" style:parent-style-name="Standard">
      <style:text-properties fo:font-size="11pt" style:text-underline-style="none" officeooo:rsid="00124ffc" officeooo:paragraph-rsid="00124ffc" style:font-size-asian="11pt" style:font-size-complex="11pt"/>
    </style:style>
    <style:style style:name="P6" style:family="paragraph" style:parent-style-name="Standard">
      <style:text-properties fo:font-size="11pt" fo:font-style="normal" style:text-underline-style="none" fo:font-weight="normal" officeooo:rsid="000feecd" officeooo:paragraph-rsid="000feecd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font-size="11pt" fo:font-style="normal" style:text-underline-style="none" fo:font-weight="normal" officeooo:rsid="000feecd" officeooo:paragraph-rsid="0013f2cc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size="11pt" fo:font-style="normal" style:text-underline-style="none" fo:font-weight="normal" officeooo:rsid="001b495b" officeooo:paragraph-rsid="001b495b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style:text-underline-style="none" fo:font-weight="normal" officeooo:rsid="001ebfe9" officeooo:paragraph-rsid="001ebfe9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size="11pt" fo:font-style="italic" style:text-underline-style="none" fo:font-weight="normal" officeooo:rsid="0013f2cc" officeooo:paragraph-rsid="0013f2cc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size="11pt" fo:font-style="italic" style:text-underline-style="none" fo:font-weight="normal" officeooo:rsid="0013f2cc" officeooo:paragraph-rsid="0015ec75" style:font-size-asian="9.60000038146973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fo:font-size="11pt" fo:font-style="italic" style:text-underline-style="none" fo:font-weight="normal" officeooo:rsid="0013f2cc" officeooo:paragraph-rsid="00229857" style:font-size-asian="9.60000038146973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text-properties fo:font-size="11pt" fo:font-style="italic" style:text-underline-style="none" fo:font-weight="normal" officeooo:rsid="0015ec75" officeooo:paragraph-rsid="0015ec75" style:font-size-asian="9.60000038146973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fo:font-size="11pt" fo:font-style="italic" style:text-underline-style="none" fo:font-weight="normal" officeooo:rsid="0015ec75" officeooo:paragraph-rsid="00181d6b" style:font-size-asian="9.60000038146973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text-properties fo:font-size="11pt" fo:font-style="italic" style:text-underline-style="none" fo:font-weight="normal" officeooo:rsid="0015ec75" officeooo:paragraph-rsid="00229857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fo:font-size="11pt" fo:font-style="italic" style:text-underline-style="none" fo:font-weight="normal" officeooo:rsid="00181d6b" officeooo:paragraph-rsid="00181d6b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fo:font-size="11pt" fo:font-style="italic" style:text-underline-style="none" fo:font-weight="normal" officeooo:rsid="00181d6b" officeooo:paragraph-rsid="001d3ea4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text-properties fo:font-size="11pt" fo:font-style="italic" style:text-underline-style="none" fo:font-weight="normal" officeooo:rsid="00181d6b" officeooo:paragraph-rsid="00229857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text-properties fo:font-size="11pt" fo:font-style="italic" style:text-underline-style="none" fo:font-weight="normal" officeooo:rsid="00196bc3" officeooo:paragraph-rsid="001a0163" style:font-size-asian="9.60000038146973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text-properties fo:font-size="11pt" fo:font-style="italic" style:text-underline-style="none" fo:font-weight="normal" officeooo:rsid="00196bc3" officeooo:paragraph-rsid="00229857" style:font-size-asian="9.60000038146973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text-properties fo:font-size="13pt" fo:font-style="italic" style:text-underline-style="none" fo:font-weight="bold" officeooo:rsid="000feecd" officeooo:paragraph-rsid="000feecd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text-properties fo:font-size="13pt" fo:font-style="italic" style:text-underline-style="none" fo:font-weight="bold" officeooo:rsid="000feecd" officeooo:paragraph-rsid="0013f2cc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text-properties officeooo:paragraph-rsid="00181d6b"/>
    </style:style>
    <style:style style:name="P24" style:family="paragraph" style:parent-style-name="Standard">
      <style:text-properties fo:font-size="11pt" fo:font-style="italic" style:text-underline-style="none" fo:font-weight="normal" officeooo:rsid="00229857" officeooo:paragraph-rsid="00229857" style:font-size-asian="9.60000038146973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ab689"/>
    </style:style>
    <style:style style:name="T2" style:family="text">
      <style:text-properties officeooo:rsid="0010fb78"/>
    </style:style>
    <style:style style:name="T3" style:family="text">
      <style:text-properties officeooo:rsid="00124f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4ffc" style:font-style-asian="italic" style:font-style-complex="italic"/>
    </style:style>
    <style:style style:name="T6" style:family="text">
      <style:text-properties officeooo:rsid="00125318"/>
    </style:style>
    <style:style style:name="T7" style:family="text">
      <style:text-properties officeooo:rsid="00129bc6"/>
    </style:style>
    <style:style style:name="T8" style:family="text">
      <style:text-properties officeooo:rsid="0015ec75"/>
    </style:style>
    <style:style style:name="T9" style:family="text">
      <style:text-properties fo:font-size="11pt" fo:font-style="italic" style:text-underline-style="none" fo:font-weight="normal" officeooo:rsid="00181d6b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font-style="italic" style:text-underline-style="none" fo:font-weight="normal" officeooo:rsid="00196bc3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style="italic" style:text-underline-style="none" fo:font-weight="normal" officeooo:rsid="001d3ea4" style:font-size-asian="9.60000038146973pt" style:font-style-asian="italic" style:font-weight-asian="normal" style:font-size-complex="11pt" style:font-style-complex="italic" style:font-weight-complex="normal"/>
    </style:style>
    <style:style style:name="T12" style:family="text">
      <style:text-properties officeooo:rsid="00162d32"/>
    </style:style>
    <style:style style:name="T13" style:family="text">
      <style:text-properties officeooo:rsid="00181d6b"/>
    </style:style>
    <style:style style:name="T14" style:family="text">
      <style:text-properties officeooo:rsid="00196bc3"/>
    </style:style>
    <style:style style:name="T15" style:family="text">
      <style:text-properties officeooo:rsid="001a0163"/>
    </style:style>
    <style:style style:name="T16" style:family="text">
      <style:text-properties officeooo:rsid="001d3ea4"/>
    </style:style>
    <style:style style:name="T17" style:family="text">
      <style:text-properties officeooo:rsid="00229857"/>
    </style:style>
    <style:style style:name="T18" style:family="text">
      <style:text-properties officeooo:rsid="00267269"/>
    </style:style>
    <style:style style:name="T19" style:family="text">
      <style:text-properties officeooo:rsid="002834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1. Buscad para qué sirven y qué operandos admiten las instrucciones paddb, movdqa,</text:p>
      <text:p text:style-name="P21">movdqu y emms.</text:p>
      <text:p text:style-name="P2"/>
      <text:p text:style-name="P3"><text:span text:style-name="T4">Paddb %xmm1, %xmm3:</text:span> <text:s text:c="2"/>Hace la suma en paralelo <text:span text:style-name="T2">de los 16 Bytes que forman los registros xmm* y los almacena en el registro destino, el segundo operando. </text:span></text:p>
      <text:p text:style-name="P3"/>
      <text:p text:style-name="P4"><text:span text:style-name="T4">Movdqa Op1 , %xmm1:</text:span> <text:s/>Mueve un double quadword (128) <text:s/>del operando 1, podiendo ser este una dirección de memoria incial, al operando 2. La a de movdqa indica que la dirección de inicio debe estar alineada a 16.</text:p>
      <text:p text:style-name="P4"/>
      <text:p text:style-name="P4"><text:span text:style-name="T4">Movdqu Op1, %</text:span><text:span text:style-name="T5">xmm1</text:span><text:span text:style-name="T4">:<text:tab/></text:span> <text:s text:c="2"/><text:span text:style-name="T3">Hace exactamente lo mismo que movdqa pero sin tener necesserariamente la dirreción inicio alineada a 16. Es menos efficiente.</text:span></text:p>
      <text:p text:style-name="P4"/>
      <text:p text:style-name="P5"><text:span text:style-name="T4">Emms:</text:span> <text:s/>Emms hace un “clear” de los registros para poderse utilizar con formato xmm.</text:p>
      <text:p text:style-name="P3"/>
      <text:p text:style-name="P21">2. Pràctica 10: Setmana del 16 al 20 de marçBuscad para qué sirve y cómo se usa en C la propiedad __attribute__ y el atributo</text:p>
      <text:p text:style-name="P21">aligned.</text:p>
      <text:p text:style-name="P21"/>
      <text:p text:style-name="P6">__<text:span text:style-name="T6">attribute__ <text:s/>es un mecanismo de la GNU de C que permite al programador añadir atributos especiales a tipos como struct o union. El atributo alinged especifica al compilador </text:span><text:span text:style-name="T7">el</text:span><text:span text:style-name="T6"> tipo de alineamiento deseado para ese tipo de struct.</text:span></text:p>
      <text:p text:style-name="P6"/>
      <text:p text:style-name="P21">3. Programad en ensamblador sin usar instrucciones SSE una versión de la rutina que hay en Procesar.c procurando hacerla lo más rápida posible (1 solo bucle, acceso secuencial...):</text:p>
      <text:p text:style-name="P21"/>
      <text:p text:style-name="P10"><text:s text:c="15"/>pushl %ebp</text:p>
      <text:p text:style-name="P10"><text:s text:c="15"/>movl %esp, %ebp</text:p>
      <text:p text:style-name="P10"><text:s text:c="15"/>subl <text:span text:style-name="T16">$</text:span>8, %esp</text:p>
      <text:p text:style-name="P14"><text:s text:c="15"/>pushl %ebx</text:p>
      <text:p text:style-name="P14"><text:tab/><text:tab/><text:span text:style-name="T13">pushl %esi</text:span></text:p>
      <text:p text:style-name="P14"><text:tab/><text:tab/><text:span text:style-name="T13">pushl %edi</text:span> <text:s text:c="3"/></text:p>
      <text:p text:style-name="P13"><text:tab/> <text:s text:c="6"/>movl $0, %ebx <text:s text:c="5"/># contador = 0;</text:p>
      <text:p text:style-name="P13"><text:tab/><text:tab/><text:span text:style-name="T12">movl 8(%ebp), %e</text:span><text:span text:style-name="T13">si</text:span><text:span text:style-name="T12"> <text:s text:c="4"/></text:span><text:span text:style-name="T13"># @mata</text:span></text:p>
      <text:p text:style-name="P13"><text:tab/><text:tab/><text:span text:style-name="T12">movl </text:span><text:span text:style-name="T13">12(%ebp), %edi <text:s text:c="3"/># @matb</text:span></text:p>
      <text:p text:style-name="P11"><text:s text:c="15"/>movl <text:s/><text:span text:style-name="T18">16</text:span>(%ebp), %edx <text:s text:c="4"/><text:span text:style-name="T8"># %edx ← n</text:span></text:p>
      <text:p text:style-name="P13"><text:s text:c="15"/>imul %edx, %edx <text:s text:c="4"/># %e<text:span text:style-name="T14">d</text:span>x ← n*n</text:p>
      <text:p text:style-name="P16">loop:<text:tab/>cmpl %e<text:span text:style-name="T14">d</text:span>x, %ebx</text:p>
      <text:p text:style-name="P16"><text:tab/><text:tab/>jge filoop</text:p>
      <text:p text:style-name="P16"><text:tab/><text:tab/><text:span text:style-name="T16">movb </text:span><text:span text:style-name="T14">(%ebx, %esi) , %</text:span><text:span text:style-name="T16">cl</text:span></text:p>
      <text:p text:style-name="P16"><text:tab/><text:tab/><text:span text:style-name="T16">shlb $4, %cl</text:span></text:p>
      <text:p text:style-name="P23"><text:span text:style-name="T9"><text:tab/><text:tab/></text:span><text:span text:style-name="T10">movl %</text:span><text:span text:style-name="T11">cl</text:span><text:span text:style-name="T10">, (%ebx, %edi)</text:span></text:p>
      <text:p text:style-name="P17"><text:tab/><text:tab/><text:span text:style-name="T16">movb 1</text:span><text:span text:style-name="T14">(%ebx, %esi) , %</text:span><text:span text:style-name="T16">cl</text:span></text:p>
      <text:p text:style-name="P17"><text:tab/><text:tab/><text:span text:style-name="T16">shlb $4, %cl</text:span></text:p>
      <text:p text:style-name="P17"><text:tab/><text:tab/><text:span text:style-name="T14">movl %</text:span><text:span text:style-name="T16">cl</text:span><text:span text:style-name="T14">, </text:span><text:span text:style-name="T16">1</text:span><text:span text:style-name="T14">(%ebx, %edi)</text:span></text:p>
      <text:p text:style-name="P16"><text:tab/><text:tab/><text:span text:style-name="T15">addl $2,</text:span><text:span text:style-name="T14"> %ebx</text:span></text:p>
      <text:p text:style-name="P16"><text:tab/><text:tab/><text:span text:style-name="T14">jmp loop</text:span></text:p>
      <text:p text:style-name="P19">filoop:<text:tab/><text:span text:style-name="T15">popl %edi</text:span></text:p>
      <text:p text:style-name="P19"><text:tab/><text:tab/><text:span text:style-name="T15">popl %esi</text:span></text:p>
      <text:p text:style-name="P19"><text:tab/><text:tab/><text:span text:style-name="T15">popl %ebx</text:span></text:p>
      <text:p text:style-name="P19"><text:tab/><text:tab/><text:span text:style-name="T15">movl %ebp, %esp</text:span></text:p>
      <text:p text:style-name="P19"><text:tab/><text:tab/><text:span text:style-name="T15">popl %ebp</text:span></text:p>
      <text:p text:style-name="P19"><text:tab/><text:tab/><text:span text:style-name="T15">ret</text:span><text:tab/></text:p>
      <text:p text:style-name="P16"><text:soft-page-break/><text:tab/><text:tab/></text:p>
      <text:p text:style-name="P22">4. Explicad como se puede cargar un valor inmediato en un registro xmm usando la ins-</text:p>
      <text:p text:style-name="P22">trucción movdqu.</text:p>
      <text:p text:style-name="P7"/>
      <text:p text:style-name="P8">Para poder mover un valor inmediato a un registro xmm primero tenemos que cargarlo en memoria y despúes cargarlo con la instruccion movdqu al registro xmm deseado.</text:p>
      <text:p text:style-name="P8"/>
      <text:p text:style-name="P21">5. Programad en ensamblador una versión SIMD de la rutina que hay en Procesar.c usando las instrucciones paddb y movdqu.</text:p>
      <text:p text:style-name="P21"/>
      <text:p text:style-name="P12"><text:s text:c="15"/>pushl %ebp</text:p>
      <text:p text:style-name="P12"><text:s text:c="15"/>movl %esp, %ebp</text:p>
      <text:p text:style-name="P12"><text:s text:c="15"/>subl <text:span text:style-name="T16">$</text:span>8, %esp</text:p>
      <text:p text:style-name="P15"><text:s text:c="15"/>pushl %ebx</text:p>
      <text:p text:style-name="P15"><text:tab/><text:tab/><text:span text:style-name="T13">pushl %esi</text:span></text:p>
      <text:p text:style-name="P15"><text:tab/><text:tab/><text:span text:style-name="T13">pushl %edi</text:span> <text:s text:c="3"/></text:p>
      <text:p text:style-name="P15"><text:tab/> <text:s text:c="6"/>movl $0, %ebx <text:s text:c="5"/># contador = 0;</text:p>
      <text:p text:style-name="P15"><text:tab/><text:tab/><text:span text:style-name="T12">movl 8(%ebp), %e</text:span><text:span text:style-name="T13">si</text:span><text:span text:style-name="T12"> <text:s text:c="4"/></text:span><text:span text:style-name="T13"># @mata</text:span></text:p>
      <text:p text:style-name="P15"><text:tab/><text:tab/><text:span text:style-name="T12">movl </text:span><text:span text:style-name="T13">12(%ebp), %edi <text:s text:c="3"/># @matb</text:span></text:p>
      <text:p text:style-name="P12"><text:s text:c="15"/>movl <text:s/><text:span text:style-name="T19">16</text:span>(%ebp), %edx <text:s text:c="4"/><text:span text:style-name="T8"># %edx ← n</text:span></text:p>
      <text:p text:style-name="P15"><text:s text:c="15"/>imul %edx, %edx <text:s text:c="4"/># %e<text:span text:style-name="T14">d</text:span>x ← n*n</text:p>
      <text:p text:style-name="P18">loop:<text:tab/>cmpl %e<text:span text:style-name="T14">d</text:span>x, %ebx</text:p>
      <text:p text:style-name="P18"><text:tab/><text:tab/>jge filoop</text:p>
      <text:p text:style-name="P18"><text:tab/><text:tab/><text:span text:style-name="T17">movdqu<text:tab/>(%ebx, %esi), %xmm1</text:span></text:p>
      <text:p text:style-name="P18"><text:tab/><text:tab/><text:span text:style-name="T17">paddb<text:tab/>%xmm1, %xmm1</text:span></text:p>
      <text:p text:style-name="P18"><text:tab/><text:tab/><text:span text:style-name="T17">paddb<text:tab/>%xmm1, %xmm1</text:span></text:p>
      <text:p text:style-name="P24"><text:tab/><text:tab/>paddb<text:tab/>%xmm1, %xmm1</text:p>
      <text:p text:style-name="P18"><text:tab/><text:tab/><text:span text:style-name="T17">paddb<text:tab/>%xmm1, %xmm1</text:span></text:p>
      <text:p text:style-name="P18"><text:tab/><text:tab/><text:span text:style-name="T17">movdqu<text:tab/>%xmm1, (%ebx, %edi)</text:span></text:p>
      <text:p text:style-name="P24"><text:tab/><text:tab/>addl <text:tab/>$16,<text:tab/> %ebx</text:p>
      <text:p text:style-name="P18"><text:tab/><text:tab/><text:span text:style-name="T17">jmp <text:tab/><text:tab/>loop</text:span></text:p>
      <text:p text:style-name="P20">filoop:<text:tab/><text:span text:style-name="T15">popl %edi</text:span></text:p>
      <text:p text:style-name="P20"><text:tab/><text:tab/><text:span text:style-name="T15">popl %esi</text:span></text:p>
      <text:p text:style-name="P20"><text:tab/><text:tab/><text:span text:style-name="T15">popl %ebx</text:span></text:p>
      <text:p text:style-name="P20"><text:tab/><text:tab/><text:span text:style-name="T15">movl %ebp, %esp</text:span></text:p>
      <text:p text:style-name="P20"><text:tab/><text:tab/><text:span text:style-name="T15">popl %ebp</text:span></text:p>
      <text:p text:style-name="P20"><text:tab/><text:tab/><text:span text:style-name="T15">ret</text:span><text:tab/></text:p>
      <text:p text:style-name="P18"/>
      <text:p text:style-name="P21">6. Escribid un código en ensamblador que, a partir de un valor almacenado en un registro, averigüe si es multiplo de 16.</text:p>
      <text:p text:style-name="P21"/>
      <text:p text:style-name="P9">movl %regvalor, %eax</text:p>
      <text:p text:style-name="P9">movl $16, %ecx</text:p>
      <text:p text:style-name="P9">divl %ecx</text:p>
      <text:p text:style-name="P9">test<text:tab/>%edx, %edx</text:p>
      <text:p text:style-name="P9">je<text:tab/>es_multiple16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T1" style:family="text">
      <style:text-properties officeooo:rsid="001ab68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studio Previo <text:s/><text:span text:style-name="MT1">S10</text:span> <text:s text:c="55"/><text:span text:style-name="MT1">Leo Arriola &amp; Eric Serrano <text:s text:c="10"/>Grupo A</text:span></text:p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6T15:51:01.558864676</meta:creation-date>
    <dc:date>2020-03-17T13:32:13.558506648</dc:date>
    <meta:editing-duration>PT4H18M8S</meta:editing-duration>
    <meta:editing-cycles>12</meta:editing-cycles>
    <meta:generator>LibreOffice/6.4.1.2$Linux_X86_64 LibreOffice_project/4d224e95b98b138af42a64d84056446d09082932</meta:generator>
    <meta:document-statistic meta:table-count="0" meta:image-count="0" meta:object-count="0" meta:page-count="2" meta:paragraph-count="76" meta:word-count="501" meta:character-count="3140" meta:non-whitespace-character-count="2312"/>
  </office:meta>
</office:document-meta>
</file>